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ff64" officeooo:paragraph-rsid="0019ff64"/>
    </style:style>
    <style:style style:name="P2" style:family="paragraph" style:parent-style-name="Standard" style:list-style-name="L1">
      <style:text-properties officeooo:rsid="0019ff64" officeooo:paragraph-rsid="0019ff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{{name}}</text:p>
      <text:p text:style-name="P1">Color: {{color}}</text:p>
      <text:p text:style-name="P1">Grades:</text:p>
      <text:list xml:id="list3787995627114537746" text:style-name="L1">
        <text:list-item>
          <text:p text:style-name="P2">Rocket science: {{grades.rocketscience}}</text:p>
        </text:list-item>
        <text:list-item>
          <text:p text:style-name="P2">Programming skills: {{grades.programmingskills}}</text:p>
        </text:list-item>
        <text:list-item>
          <text:p text:style-name="P2">Nature: {{grades.nature}}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16:57:08.018836999</meta:creation-date>
    <dc:date>2015-08-21T16:58:41.432046829</dc:date>
    <meta:editing-duration>PT1M33S</meta:editing-duration>
    <meta:editing-cycles>1</meta:editing-cycles>
    <meta:document-statistic meta:table-count="0" meta:image-count="0" meta:object-count="0" meta:page-count="1" meta:paragraph-count="6" meta:word-count="16" meta:character-count="153" meta:non-whitespace-character-count="146"/>
    <meta:generator>LibreOffice/4.3.3.2$Linux_X86_64 LibreOffice_project/430m0$Build-2</meta:generator>
  </office:meta>
</office:document-meta>
</file>